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tyle="italic" fo:font-weight="bold" officeooo:rsid="000f0450" officeooo:paragraph-rsid="000f0450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Times New Roman" officeooo:rsid="000f0450" officeooo:paragraph-rsid="000f0450"/>
    </style:style>
    <style:style style:name="P3" style:family="paragraph" style:parent-style-name="Standard">
      <style:text-properties style:font-name="Times New Roman" fo:font-style="italic" fo:font-weight="bold" officeooo:rsid="000f0450" officeooo:paragraph-rsid="000f0450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Times New Roman" fo:font-weight="bold" officeooo:rsid="000f0450" officeooo:paragraph-rsid="000f0450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овый документ.</text:p>
      <text:p text:style-name="P2"/>
      <text:p text:style-name="P2">Здесь просто текст. Обычный текст. <text:span text:style-name="T3">[krit_h.num;blo</text:span>ck=tbs:ro<text:span text:style-name="T5">w;sub1=krit;]</text:span></text:p>
      <text:p text:style-name="P2"/>
      <text:p text:style-name="P2">Это новый абзац. Вот.</text:p>
      <text:p text:style-name="P2"/>
      <text:p text:style-name="P2">Меню:</text:p>
      <text:p text:style-name="P2">[sub1.name_of_test;block=tbs:row+<text:span text:style-name="T4">tbs:row;magnet=tbs:row]</text:span></text:p>
      <text:p text:style-name="P3"/>
      <text:p text:style-name="P2">Дата:</text:p>
      <text:p text:style-name="P4">[onshow.id_20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1:23:51.933655514</meta:creation-date>
    <dc:date>2019-10-24T01:35:28.259185316</dc:date>
    <meta:editing-duration>PT3M33S</meta:editing-duration>
    <meta:editing-cycles>2</meta:editing-cycles>
    <meta:generator>LibreOffice/6.0.4.2$Linux_X86_64 LibreOffice_project/9b0d9b32d5dcda91d2f1a96dc04c645c450872bf</meta:generator>
    <meta:document-statistic meta:table-count="0" meta:image-count="0" meta:object-count="0" meta:page-count="1" meta:paragraph-count="7" meta:word-count="16" meta:character-count="191" meta:non-whitespace-character-count="182"/>
  </office:meta>
</office:document-meta>
</file>